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утки митинга:</text:p>
      <text:list xml:id="list8389832285668212929" text:style-name="L1">
        <text:list-item>
          <text:p text:style-name="P2">Увольнение Оли Ипполитовой. <text:span text:style-name="T1">Thumbtack.</text:span></text:p>
        </text:list-item>
        <text:list-item>
          <text:p text:style-name="P2">Закончилась стажировка в Красноярске. 3 новых специалиста.</text:p>
        </text:list-item>
        <text:list-item>
          <text:p text:style-name="P2">Ситуация на проектах компании.<text:line-break/>Текущие проекты (на которых работают тестировщики): <text:span text:style-name="T1">Vertigo, AllAccess, Cassantec, IQLawyer, TD </text:span>(расширение), <text:span text:style-name="T1">Goran </text:span>(поддержка), Фармакопейка. Внутренние <text:span text:style-name="T1">CE, ISSART.com. </text:span>Чисто <text:span text:style-name="T1">QA – BM. </text:span>Перспективные — проекты <text:span text:style-name="T1">BQ, </text:span>расширение <text:span text:style-name="T1">Vertigo. </text:span>На паузе СХД и <text:span text:style-name="T1">cashknock.</text:span></text:p>
        </text:list-item>
        <text:list-item>
          <text:p text:style-name="P3">BM – <text:span text:style-name="T2">Виктор скрипт для </text:span>webinar, EndClothing, video, <text:span text:style-name="T2">статьи. Роман.</text:span></text:p>
        </text:list-item>
        <text:list-item>
          <text:p text:style-name="P3">AR <text:span text:style-name="T2">демонстрация.</text:span></text:p>
        </text:list-item>
        <text:list-item>
          <text:p text:style-name="P2">Новые <text:span text:style-name="T1">CRM, </text:span>На поиск проектов.</text:p>
        </text:list-item>
        <text:list-item>
          <text:p text:style-name="P2">Новые площади. В планах весь третий этаж - наш. Лифт на 3-й сделали. Игровая комната.</text:p>
        </text:list-item>
        <text:list-item>
          <text:p text:style-name="P2">Я переключусь на поиск <text:span text:style-name="T1">QA </text:span>проекта.</text:p>
        </text:list-item>
        <text:list-item>
          <text:p text:style-name="P2">Дефекты по проектам. Буду учитывать!</text:p>
        </text:list-item>
        <text:list-item>
          <text:p text:style-name="P2">Стажировка разработчиков.</text:p>
        </text:list-item>
        <text:list-item>
          <text:p text:style-name="P2">Новые инструкции: И-05, И-26 и по оценке.</text:p>
        </text:list-item>
        <text:list-item>
          <text:p text:style-name="P2">ДМС с 04.0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15S</meta:editing-duration>
    <meta:editing-cycles>3</meta:editing-cycles>
    <meta:generator>OpenOffice/4.1.2$Win32 OpenOffice.org_project/412m3$Build-9782</meta:generator>
    <dc:date>2017-06-15T11:56:54.78</dc:date>
    <meta:document-statistic meta:table-count="0" meta:image-count="0" meta:object-count="0" meta:page-count="1" meta:paragraph-count="13" meta:word-count="117" meta:character-count="770"/>
    <dc:creator>Firsanov Konstantin</dc:creator>
    <meta:user-defined meta:name="Info 1"/>
    <meta:user-defined meta:name="Info 2"/>
    <meta:user-defined meta:name="Info 3"/>
    <meta:user-defined meta:name="Info 4"/>
  </office:meta>
</office:document-meta>
</file>